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dt allocation histogram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14" calcext:value-type="float">
            <text:p>94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322" calcext:value-type="float">
            <text:p>443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372" calcext:value-type="float">
            <text:p>303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132" calcext:value-type="float">
            <text:p>191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58" calcext:value-type="float">
            <text:p>144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72" calcext:value-type="float">
            <text:p>96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638" calcext:value-type="float">
            <text:p>226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206" calcext:value-type="float">
            <text:p>142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515" calcext:value-type="float">
            <text:p>195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580" calcext:value-type="float">
            <text:p>975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6427" calcext:value-type="float">
            <text:p>2064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148" calcext:value-type="float">
            <text:p>171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007" calcext:value-type="float">
            <text:p>190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326" calcext:value-type="float">
            <text:p>133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63" calcext:value-type="float">
            <text:p>90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98" calcext:value-type="float">
            <text:p>83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04" calcext:value-type="float">
            <text:p>68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845" calcext:value-type="float">
            <text:p>58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30" calcext:value-type="float">
            <text:p>56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37" calcext:value-type="float">
            <text:p>36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31" calcext:value-type="float">
            <text:p>30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10" calcext:value-type="float">
            <text:p>35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41" calcext:value-type="float">
            <text:p>23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97" calcext:value-type="float">
            <text:p>17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55" calcext:value-type="float">
            <text:p>16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42" calcext:value-type="float">
            <text:p>22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455" calcext:value-type="float">
            <text:p>445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dt retire sizes histogram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2:51:41.009979883</meta:creation-date>
    <dc:date>2019-11-01T12:59:01.552312149</dc:date>
    <meta:editing-duration>PT7M20S</meta:editing-duration>
    <meta:editing-cycles>2</meta:editing-cycles>
    <meta:generator>LibreOffice/5.1.6.2$Linux_X86_64 LibreOffice_project/10m0$Build-2</meta:generator>
    <meta:document-statistic meta:table-count="2" meta:cell-count="3664" meta:object-count="0"/>
  </office:meta>
</office:document-meta>
</file>